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b27" officeooo:paragraph-rsid="00102b27"/>
    </style:style>
    <style:style style:name="P2" style:family="paragraph" style:parent-style-name="Standard">
      <style:text-properties officeooo:rsid="0011892a" officeooo:paragraph-rsid="0011892a"/>
    </style:style>
    <style:style style:name="T1" style:family="text">
      <style:text-properties officeooo:rsid="00118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els – Where does the anger come from?</text:p>
      <text:p text:style-name="P1"/>
      <text:p text:style-name="P1">I left school in 1994 after finishing my A-Levels. The school I attended was all boys – there was a sister school for girls – and, although I remember myself and my friends being, basically, terrified of girls, I don’t remember <text:span text:style-name="T1">any misogny or hatred. If anything, the “jocks” – the guys who were asctually having sex – were the ones who disrespected women most. So what’s changed? If anything has?</text:span></text:p>
      <text:p text:style-name="P1"/>
      <text:p text:style-name="P2">Social media? The abiility to find other like minded individuals is bound to exacerbate any feelings of inadequcy, and validate moving the blame for a boys failure with women to the women themselves, rather than looking at himself.</text:p>
      <text:p text:style-name="P2"/>
      <text:p text:style-name="P2">The rise of the far-right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13:50:46.432502309</meta:creation-date>
    <dc:date>2025-05-21T19:38:39.691638940</dc:date>
    <meta:editing-duration>PT5H48M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1" meta:paragraph-count="4" meta:word-count="117" meta:character-count="695" meta:non-whitespace-character-count="576"/>
  </office:meta>
</office:document-meta>
</file>